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Женится сразу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Ждёт 1 год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Ждёт 1 год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Ждёт 2 года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341" calcext:value-type="float">
            <text:p>13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Случайный тес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3:58:29.777471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1:20:53.895047787</meta:creation-date>
    <dc:date>2020-09-25T14:00:26.631395761</dc:date>
    <meta:editing-duration>PT3M33S</meta:editing-duration>
    <meta:editing-cycles>2</meta:editing-cycles>
    <meta:generator>LibreOffice/6.4.5.2$Linux_X86_64 LibreOffice_project/40$Build-2</meta:generator>
    <meta:document-statistic meta:table-count="1" meta:cell-count="24" meta:object-count="0"/>
  </office:meta>
</office:document-meta>
</file>